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e8cb" draw:textarea-horizontal-align="justify" draw:textarea-vertical-align="middle" draw:auto-grow-height="false" fo:min-height="1.655cm" fo:min-width="4.5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2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draw:fill-color="#dee7e5" draw:textarea-horizontal-align="justify" draw:textarea-vertical-align="middle" draw:auto-grow-height="false" fo:min-height="0.862cm" fo:min-width="0.136cm"/>
    </style:style>
    <style:style style:name="gr5" style:family="graphic" style:parent-style-name="standard">
      <style:graphic-properties draw:fill-color="#dee7e5" draw:textarea-horizontal-align="justify" draw:textarea-vertical-align="middle" draw:auto-grow-height="false" fo:min-height="1.695cm" fo:min-width="0.136cm"/>
    </style:style>
    <style:style style:name="gr6" style:family="graphic" style:parent-style-name="standard">
      <style:graphic-properties draw:fill-color="#e0c2cd" draw:textarea-horizontal-align="justify" draw:textarea-vertical-align="middle" draw:auto-grow-height="false" fo:min-height="1.18cm" fo:min-width="2.35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527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/>
    </style:style>
    <style:style style:name="P2" style:family="paragraph">
      <loext:graphic-properties draw:fill-color="#dde8cb"/>
      <style:paragraph-properties fo:text-align="center" style:writing-mode="lr-tb"/>
      <style:text-properties fo:font-weight="bold"/>
    </style:style>
    <style:style style:name="P3" style:family="paragraph">
      <loext:graphic-properties draw:fill="none" draw:fill-color="#ffffff"/>
      <style:paragraph-properties style:writing-mode="lr-tb"/>
      <style:text-properties style:font-name="Bitstream Vera Sans Mono1" fo:font-weight="bold"/>
    </style:style>
    <style:style style:name="P4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-color="#dee7e5"/>
      <style:paragraph-properties fo:text-align="center"/>
      <style:text-properties fo:font-weight="bold"/>
    </style:style>
    <style:style style:name="P6" style:family="paragraph">
      <loext:graphic-properties draw:fill-color="#e0c2cd"/>
      <style:paragraph-properties fo:text-align="center" style:writing-mode="lr-tb"/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style:font-name="Bitstream Vera Sans Mono1" fo:font-weight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.905cm" svg:x="2.905cm" svg:y="6.397cm">
          <text:p text:style-name="P1"><text:span text:style-name="T1">data 1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789cm" svg:height="0.988cm" svg:x="1.635cm" svg:y="3.54cm">
          <draw:text-box>
            <text:p><text:span text:style-name="T2">data1 = spark.read.csv(...)</text:span></text:p>
          </draw:text-box>
        </draw:frame>
        <draw:frame draw:style-name="gr3" draw:text-style-name="P4" draw:layer="layout" svg:width="6.985cm" svg:height="1.673cm" svg:x="2.587cm" svg:y="1.635cm">
          <draw:text-box>
            <text:p><text:span text:style-name="T3">Spark data life cycle</text:span></text:p>
          </draw:text-box>
        </draw:frame>
        <draw:custom-shape draw:style-name="gr1" draw:text-style-name="P2" draw:layer="layout" svg:width="5.08cm" svg:height="1.905cm" svg:x="2.905cm" svg:y="11.16cm">
          <text:p text:style-name="P1"><text:span text:style-name="T1">data 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4.81cm" svg:y="4.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5.08cm" svg:height="1.905cm" svg:x="2.905cm" svg:y="16.557cm">
          <text:p text:style-name="P1"><text:span text:style-name="T1">data 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27cm" svg:height="2.222cm" svg:x="4.81cm" svg:y="18.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5.715cm" svg:height="2.858cm" svg:x="2.587cm" svg:y="21.32cm">
          <text:p text:style-name="P1"><text:span text:style-name="T1">Result = 1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27cm" svg:height="2.222cm" svg:x="4.81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3" draw:layer="layout" svg:width="10.027cm" svg:height="0.988cm" svg:x="1.317cm" svg:y="9.255cm">
          <draw:text-box>
            <text:p><text:span text:style-name="T2">data2 = data1.filter(...)</text:span></text:p>
          </draw:text-box>
        </draw:frame>
        <draw:custom-shape draw:style-name="gr5" draw:text-style-name="P5" draw:layer="layout" svg:width="1.27cm" svg:height="2.222cm" svg:x="4.81cm" svg:y="13.3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3" draw:layer="layout" svg:width="10.027cm" svg:height="0.988cm" svg:x="1.45cm" svg:y="14.299cm">
          <draw:text-box>
            <text:p><text:span text:style-name="T2">data3 = data2.filter(...)</text:span></text:p>
          </draw:text-box>
        </draw:frame>
        <draw:frame draw:style-name="gr7" draw:text-style-name="P3" draw:layer="layout" svg:width="10.027cm" svg:height="0.988cm" svg:x="1.635cm" svg:y="19.379cm">
          <draw:text-box>
            <text:p><text:span text:style-name="T2">data3.count(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4T02:55:36.476413960</meta:creation-date>
    <dc:date>2021-01-24T03:17:02.146230206</dc:date>
    <meta:editing-duration>PT12M43S</meta:editing-duration>
    <meta:editing-cycles>9</meta:editing-cycles>
    <meta:generator>LibreOffice/7.0.3.1$Linux_X86_64 LibreOffice_project/00$Build-1</meta:generator>
    <meta:document-statistic meta:object-count="13"/>
  </office:meta>
</office:document-meta>
</file>